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Verdana" style:font-name-asian="Verdana" style:font-name-complex="Verdana" fo:font-size="16pt" style:font-size-asian="16pt" style:font-size-complex="16pt"/>
    </style:style>
    <style:style style:name="T3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P4" style:parent-style-name="Обычный" style:family="paragraph">
      <style:text-properties style:font-name="Verdana" style:font-name-asian="Verdana" style:font-name-complex="Verdana" fo:font-size="12pt" style:font-size-asian="12pt" style:font-size-complex="12pt"/>
    </style:style>
    <style:style style:name="T5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6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7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8" style:parent-style-name="Гиперссылка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9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10" style:parent-style-name="Гиперссылка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1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12" style:parent-style-name="Гиперссылка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3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14" style:parent-style-name="Гиперссылка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5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16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17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18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style:font-name="Verdana" style:font-name-asian="Verdana" style:font-name-complex="Verdana" fo:language="en" fo:country="US"/>
    </style:style>
    <style:style style:name="T21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24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25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26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27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28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29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30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31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32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33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34" style:parent-style-name="Гиперссылк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 fo:language="en" fo:country="US"/>
    </style:style>
    <style:style style:name="T35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36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37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38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39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0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1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42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3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4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45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6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7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48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49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50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51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52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53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54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55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56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57" style:parent-style-name="Основнойшрифтабзаца" style:family="text"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58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59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T60" style:parent-style-name="Гиперссылка" style:family="text">
      <style:text-properties style:font-name="Verdana" style:font-name-asian="Verdana" style:font-name-complex="Verdana" fo:font-size="12pt" style:font-size-asian="12pt" style:font-size-complex="12pt"/>
    </style:style>
    <style:style style:name="T61" style:parent-style-name="Основнойшрифтабзаца" style:family="text">
      <style:text-properties style:font-name="Verdana" style:font-name-asian="Verdana" style:font-name-complex="Verdana" fo:font-size="12pt" style:font-size-asian="12pt" style:font-size-complex="12pt"/>
    </style:style>
    <style:style style:name="P62" style:parent-style-name="Обычный" style:family="paragraph">
      <style:text-properties style:font-name="Verdana" fo:font-size="12pt" style:font-size-asian="12pt"/>
    </style:style>
  </office:automatic-styles>
  <office:body>
    <office:text text:use-soft-page-breaks="true">
      <text:p text:style-name="P1"><text:span text:style-name="T2">Андреев Марк</text:span><text:line-break/><text:span text:style-name="T3">Программист-математик</text:span></text:p>
      <text:p text:style-name="P4">22 года, 16 июля 1994 года</text:p>
      <text:p text:style-name="Обычный"><text:span text:style-name="T5">Контактные данные</text:span><text:span text:style-name="T6">:</text:span><text:line-break/><text:span text:style-name="T7">+7(915)-469-04-00</text:span><text:line-break/><text:a xlink:href="mailto:mark.andreev@gmail.com" office:target-frame-name="_top" xlink:show="replace"><text:span text:style-name="T8">mark</text:span><text:span text:style-name="T9">.</text:span><text:span text:style-name="T10">andreev</text:span><text:span text:style-name="T11">@</text:span><text:span text:style-name="T12">gmail</text:span><text:span text:style-name="T13">.</text:span><text:span text:style-name="T14">com</text:span></text:a></text:p>
      <text:p text:style-name="Обычный"><text:span text:style-name="T15">Навыки</text:span><text:span text:style-name="T16">:<text:s/></text:span><text:line-break/><text:span text:style-name="T17">Машинное обучение, Глубинное обучение, Математическая статистика.</text:span></text:p>
      <text:p text:style-name="Обычный"><text:span text:style-name="T18">Python (pandas, scikit-learn,</text:span><text:span text:style-name="T19"><text:s/></text:span><text:span text:style-name="T20">keras,<text:s/></text:span><text:span text:style-name="T21">statsmodels), R (data.table, caret, forecast), MATLAB (Math, Statistics, and Optimization), C++ (stl, boost), Java (postgreSQL, <text:s/>mongoDB, rabbitMQ), Javascript (JQuery), Docker, Git.</text:span><text:span text:style-name="T22"><text:line-break/></text:span></text:p>
      <text:p text:style-name="Обычный"><text:span text:style-name="T23">Образование</text:span><text:span text:style-name="T24">:<text:s/></text:span><text:line-break/><text:span text:style-name="T25">МГУ ВМК, магистерская программа «Большие данные» (обучаюсь)</text:span><text:line-break/><text:span text:style-name="T26">МЭИ АВТИ, кафедра математического моделирования (бакалавр)</text:span></text:p>
      <text:p text:style-name="Обычный"><text:span text:style-name="T27">Тема дипломной работы</text:span><text:span text:style-name="T28">:</text:span><text:line-break/><text:span text:style-name="T29">«</text:span><text:a xlink:href="https://1drv.ms/b/s!Am7EyxzcISKGjLkdjHvllnMR1vZuEQ" office:target-frame-name="_top" xlink:show="replace"><text:span text:style-name="T30">Распознавание лиц</text:span></text:a><text:span text:style-name="T31">»</text:span><text:line-break/><text:span text:style-name="T32">В работе были рассмотрены все этапы распознавания лица на изображении: поиск, нормализация, распознавание.</text:span></text:p>
      <text:p text:style-name="Обычный"><text:span text:style-name="T33">Принимал участие в соревнованиях (в том числе<text:s/></text:span><text:a xlink:href="https://www.kaggle.com/" office:target-frame-name="_top" xlink:show="replace"><text:span text:style-name="T34">Kaggle</text:span></text:a><text:span text:style-name="T35">):</text:span><text:line-break/><text:span text:style-name="T36">* «</text:span><text:a xlink:href="https://inclass.kaggle.com/c/msuvisits/leaderboard" office:target-frame-name="_top" xlink:show="replace"><text:span text:style-name="T37">Прогноз визитов (ММП, ВМК, МГУ)</text:span></text:a><text:span text:style-name="T38">» (автор</text:span><text:s/><text:span text:style-name="T39">Дьяконов А.Г) – 1ое место</text:span><text:line-break/><text:span text:style-name="T40">* «</text:span><text:a xlink:href="https://contest.sdsj.ru" office:target-frame-name="_top" xlink:show="replace"><text:span text:style-name="T41">Sberbank Data Science Contest</text:span></text:a><text:span text:style-name="T42">» – Топ 11%</text:span><text:line-break/><text:span text:style-name="T43">* «</text:span><text:a xlink:href="https://www.kaggle.com/c/homesite-quote-conversion" office:target-frame-name="_top" xlink:show="replace"><text:span text:style-name="T44">BNP Paribas Cardif Claims Management</text:span></text:a><text:span text:style-name="T45">» – Топ 16%</text:span><text:line-break/><text:span text:style-name="T46">* «</text:span><text:a xlink:href="https://www.kaggle.com/c/homesite-quote-conversion" office:target-frame-name="_top" xlink:show="replace"><text:span text:style-name="T47">Homesite Quote Conversion</text:span></text:a><text:span text:style-name="T48">» – Топ 25%</text:span></text:p>
      <text:p text:style-name="Обычный"><text:span text:style-name="T49">Принимал участие в Хакатонах</text:span><text:span text:style-name="T50">:</text:span><text:line-break/><text:span text:style-name="T51">*<text:s/></text:span><text:a xlink:href="http://dotascience.com/" office:target-frame-name="_top" xlink:show="replace"><text:span text:style-name="T52">Dota Science Challenge</text:span></text:a><text:span text:style-name="T53"><text:s/>(предсказание победы команды в онлайн игре)</text:span><text:line-break/><text:span text:style-name="T54">*<text:s/></text:span><text:a xlink:href="https://cs.hse.ru/news/180348529.html" office:target-frame-name="_top" xlink:show="replace"><text:span text:style-name="T55">Ночь анализа данных</text:span></text:a><text:span text:style-name="T56"><text:s/>(предсказание отмены заказа в Яндекс Такси)</text:span></text:p>
      <text:p text:style-name="Обычный"><text:span text:style-name="T57">Сертификаты онлайн курсов</text:span><text:span text:style-name="T58">:</text:span><text:line-break/><text:span text:style-name="T59">* Курс: Введение в машинное обучение от университета Высшая школа экономики на Coursera (</text:span><text:a xlink:href="https://www.coursera.org/account/accomplishments/records/SWQJ8BXEZFGH" office:target-frame-name="_top" xlink:show="replace"><text:span text:style-name="T60">сертификат</text:span></text:a><text:span text:style-name="T61">)</text:span>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ндреев Марк</meta:initial-creator>
    <dc:creator>Марк Андреев</dc:creator>
    <meta:creation-date>2017-01-05T16:47:00Z</meta:creation-date>
    <dc:date>2017-01-05T16:48:00Z</dc:date>
    <meta:print-date>2017-01-05T16:47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277" meta:character-count="1855" meta:row-count="13" meta:non-whitespace-character-count="1581"/>
  </office:meta>
</office:document-meta>
</file>